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*</text:p>
          </table:table-cell>
          <table:table-cell office:value-type="string">
            <text:p>NA</text:p>
          </table:table-cell>
          <table:table-cell table:number-columns-repeated="2"/>
          <table:table-cell table:number-columns-repeated="2" table:style-name="ce7" office:value-type="string">
            <text:p>*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3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2"/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*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12" office:value-type="string">
            <text:p>*</text:p>
          </table:table-cell>
          <table:table-cell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*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12" office:value-type="string">
            <text:p>*</text:p>
          </table:table-cell>
          <table:table-cell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 table:number-rows-repeated="65519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2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2:55:47</dc:date>
    <meta:editing-cycles>53</meta:editing-cycles>
    <meta:editing-duration>PT15H16M0S</meta:editing-duration>
    <meta:user-defined meta:name="Info 1"/>
    <meta:user-defined meta:name="Info 2"/>
    <meta:user-defined meta:name="Info 3"/>
    <meta:user-defined meta:name="Info 4"/>
    <meta:document-statistic meta:table-count="5" meta:cell-count="122"/>
  </office:meta>
</office:document-meta>
</file>